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5c5e" officeooo:paragraph-rsid="00125c5e"/>
    </style:style>
    <style:style style:name="P2" style:family="paragraph" style:parent-style-name="Preformatted_20_Text">
      <style:text-properties officeooo:rsid="00125c5e" officeooo:paragraph-rsid="00143d00"/>
    </style:style>
    <style:style style:name="P3" style:family="paragraph" style:parent-style-name="Preformatted_20_Text">
      <style:text-properties officeooo:rsid="00125c5e" officeooo:paragraph-rsid="00159907"/>
    </style:style>
    <style:style style:name="P4" style:family="paragraph" style:parent-style-name="Preformatted_20_Text">
      <style:text-properties officeooo:rsid="00125c5e" officeooo:paragraph-rsid="00170af6"/>
    </style:style>
    <style:style style:name="P5" style:family="paragraph" style:parent-style-name="Preformatted_20_Text">
      <style:text-properties officeooo:rsid="00125c5e" officeooo:paragraph-rsid="001bbbf4"/>
    </style:style>
    <style:style style:name="P6" style:family="paragraph" style:parent-style-name="Preformatted_20_Text">
      <style:text-properties officeooo:rsid="00125c5e" officeooo:paragraph-rsid="001eed8b"/>
    </style:style>
    <style:style style:name="P7" style:family="paragraph" style:parent-style-name="Preformatted_20_Text">
      <style:text-properties officeooo:rsid="00125c5e" officeooo:paragraph-rsid="00266740"/>
    </style:style>
    <style:style style:name="P8" style:family="paragraph" style:parent-style-name="Preformatted_20_Text">
      <style:text-properties officeooo:rsid="00125c5e" officeooo:paragraph-rsid="0028c77d"/>
    </style:style>
    <style:style style:name="P9" style:family="paragraph" style:parent-style-name="Preformatted_20_Text">
      <style:text-properties officeooo:rsid="00125c5e" officeooo:paragraph-rsid="002f1301"/>
    </style:style>
    <style:style style:name="P10" style:family="paragraph" style:parent-style-name="Preformatted_20_Text">
      <style:text-properties officeooo:rsid="00125c5e" officeooo:paragraph-rsid="00390a44"/>
    </style:style>
    <style:style style:name="P11" style:family="paragraph" style:parent-style-name="Preformatted_20_Text">
      <style:text-properties officeooo:rsid="0035b5e4" officeooo:paragraph-rsid="0035b5e4"/>
    </style:style>
    <style:style style:name="P12" style:family="paragraph" style:parent-style-name="Preformatted_20_Text">
      <style:text-properties officeooo:rsid="0035b5e4" officeooo:paragraph-rsid="0037518d"/>
    </style:style>
    <style:style style:name="P13" style:family="paragraph" style:parent-style-name="Preformatted_20_Text">
      <style:text-properties officeooo:rsid="0034f179"/>
    </style:style>
    <style:style style:name="P14" style:family="paragraph" style:parent-style-name="Preformatted_20_Text">
      <style:text-properties officeooo:rsid="0038e03c" officeooo:paragraph-rsid="00390a44"/>
    </style:style>
    <style:style style:name="P15" style:family="paragraph" style:parent-style-name="Preformatted_20_Text">
      <style:text-properties officeooo:rsid="001259a9" officeooo:paragraph-rsid="00390a44"/>
    </style:style>
    <style:style style:name="P16" style:family="paragraph" style:parent-style-name="Preformatted_20_Text">
      <style:text-properties officeooo:rsid="0017f290" officeooo:paragraph-rsid="00390a44"/>
    </style:style>
    <style:style style:name="P17" style:family="paragraph" style:parent-style-name="Preformatted_20_Text">
      <style:text-properties officeooo:rsid="0012e9fb" officeooo:paragraph-rsid="00390a44"/>
    </style:style>
    <style:style style:name="P18" style:family="paragraph" style:parent-style-name="Preformatted_20_Text">
      <style:text-properties officeooo:rsid="0014a223" officeooo:paragraph-rsid="00390a44"/>
    </style:style>
    <style:style style:name="P19" style:family="paragraph" style:parent-style-name="Preformatted_20_Text">
      <style:text-properties officeooo:rsid="0014c52a" officeooo:paragraph-rsid="00390a44"/>
    </style:style>
    <style:style style:name="P20" style:family="paragraph" style:parent-style-name="Preformatted_20_Text">
      <style:text-properties officeooo:rsid="00155763" officeooo:paragraph-rsid="00390a44"/>
    </style:style>
    <style:style style:name="P21" style:family="paragraph" style:parent-style-name="Preformatted_20_Text">
      <style:text-properties officeooo:paragraph-rsid="00390a44"/>
    </style:style>
    <style:style style:name="T1" style:family="text">
      <style:text-properties officeooo:rsid="00143d00"/>
    </style:style>
    <style:style style:name="T2" style:family="text">
      <style:text-properties officeooo:rsid="00149920"/>
    </style:style>
    <style:style style:name="T3" style:family="text">
      <style:text-properties officeooo:rsid="00157ddd"/>
    </style:style>
    <style:style style:name="T4" style:family="text">
      <style:text-properties officeooo:rsid="00159907"/>
    </style:style>
    <style:style style:name="T5" style:family="text">
      <style:text-properties officeooo:rsid="00170af6"/>
    </style:style>
    <style:style style:name="T6" style:family="text">
      <style:text-properties officeooo:rsid="0018067c"/>
    </style:style>
    <style:style style:name="T7" style:family="text">
      <style:text-properties officeooo:rsid="0019f541"/>
    </style:style>
    <style:style style:name="T8" style:family="text">
      <style:text-properties officeooo:rsid="001a16c0"/>
    </style:style>
    <style:style style:name="T9" style:family="text">
      <style:text-properties officeooo:rsid="001bbbf4"/>
    </style:style>
    <style:style style:name="T10" style:family="text">
      <style:text-properties officeooo:rsid="001da694"/>
    </style:style>
    <style:style style:name="T11" style:family="text">
      <style:text-properties officeooo:rsid="001ea556"/>
    </style:style>
    <style:style style:name="T12" style:family="text">
      <style:text-properties officeooo:rsid="001ede3a"/>
    </style:style>
    <style:style style:name="T13" style:family="text">
      <style:text-properties officeooo:rsid="001eed8b"/>
    </style:style>
    <style:style style:name="T14" style:family="text">
      <style:text-properties officeooo:rsid="001f45b7"/>
    </style:style>
    <style:style style:name="T15" style:family="text">
      <style:text-properties officeooo:rsid="0020cb7b"/>
    </style:style>
    <style:style style:name="T16" style:family="text">
      <style:text-properties officeooo:rsid="0022b4f1"/>
    </style:style>
    <style:style style:name="T17" style:family="text">
      <style:text-properties officeooo:rsid="0023d145"/>
    </style:style>
    <style:style style:name="T18" style:family="text">
      <style:text-properties officeooo:rsid="002581cc"/>
    </style:style>
    <style:style style:name="T19" style:family="text">
      <style:text-properties officeooo:rsid="0025d139"/>
    </style:style>
    <style:style style:name="T20" style:family="text">
      <style:text-properties officeooo:rsid="00266740"/>
    </style:style>
    <style:style style:name="T21" style:family="text">
      <style:text-properties officeooo:rsid="00272354"/>
    </style:style>
    <style:style style:name="T22" style:family="text">
      <style:text-properties officeooo:rsid="0027c080"/>
    </style:style>
    <style:style style:name="T23" style:family="text">
      <style:text-properties officeooo:rsid="0028c77d"/>
    </style:style>
    <style:style style:name="T24" style:family="text">
      <style:text-properties officeooo:rsid="002929de"/>
    </style:style>
    <style:style style:name="T25" style:family="text">
      <style:text-properties officeooo:rsid="002a327b"/>
    </style:style>
    <style:style style:name="T26" style:family="text">
      <style:text-properties officeooo:rsid="002c0d97"/>
    </style:style>
    <style:style style:name="T27" style:family="text">
      <style:text-properties officeooo:rsid="002c98a7"/>
    </style:style>
    <style:style style:name="T28" style:family="text">
      <style:text-properties officeooo:rsid="002d990a"/>
    </style:style>
    <style:style style:name="T29" style:family="text">
      <style:text-properties officeooo:rsid="002f1301"/>
    </style:style>
    <style:style style:name="T30" style:family="text">
      <style:text-properties officeooo:rsid="00307b95"/>
    </style:style>
    <style:style style:name="T31" style:family="text">
      <style:text-properties officeooo:rsid="00321418"/>
    </style:style>
    <style:style style:name="T32" style:family="text">
      <style:text-properties officeooo:rsid="0033585b"/>
    </style:style>
    <style:style style:name="T33" style:family="text">
      <style:text-properties officeooo:rsid="00336f09"/>
    </style:style>
    <style:style style:name="T34" style:family="text">
      <style:text-properties officeooo:rsid="0034f179"/>
    </style:style>
    <style:style style:name="T35" style:family="text">
      <style:text-properties officeooo:rsid="0037518d"/>
    </style:style>
    <style:style style:name="T36" style:family="text">
      <style:text-properties officeooo:rsid="0037d011"/>
    </style:style>
    <style:style style:name="T37" style:family="text">
      <style:text-properties officeooo:rsid="001259a9"/>
    </style:style>
    <style:style style:name="T38" style:family="text">
      <style:text-properties officeooo:rsid="0014c52a"/>
    </style:style>
    <style:style style:name="T39" style:family="text">
      <style:text-properties officeooo:rsid="00155763"/>
    </style:style>
    <style:style style:name="T40" style:family="text">
      <style:text-properties officeooo:rsid="0016ff60"/>
    </style:style>
    <style:style style:name="T41" style:family="text">
      <style:text-properties officeooo:rsid="00186c7c"/>
    </style:style>
    <style:style style:name="T42" style:family="text">
      <style:text-properties officeooo:rsid="0019ba75"/>
    </style:style>
    <style:style style:name="T43" style:family="text">
      <style:text-properties officeooo:rsid="003a47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owledge check Nr1</text:p>
      <text:p text:style-name="P10">1.b</text:p>
      <text:p text:style-name="P10">2.cab</text:p>
      <text:p text:style-name="P10">3.a</text:p>
      <text:p text:style-name="P10">4.True</text:p>
      <text:p text:style-name="P10">5.<text:span text:style-name="T1">True</text:span></text:p>
      <text:p text:style-name="P10">6.True</text:p>
      <text:p text:style-name="P10">7.False</text:p>
      <text:p text:style-name="P10">8.True</text:p>
      <text:p text:style-name="P10">9.False</text:p>
      <text:p text:style-name="P10">10.False</text:p>
      <text:p text:style-name="P10">11.True</text:p>
      <text:p text:style-name="P10">12.d</text:p>
      <text:p text:style-name="P10">13.c</text:p>
      <text:p text:style-name="P14">14.cbda</text:p>
      <text:p text:style-name="P14">15.false</text:p>
      <text:p text:style-name="P14">16.false</text:p>
      <text:p text:style-name="P14">17.true</text:p>
      <text:p text:style-name="P14">18.false</text:p>
      <text:p text:style-name="P14">19.true</text:p>
      <text:p text:style-name="P14">20.true</text:p>
      <text:p text:style-name="P14"/>
      <text:p text:style-name="P1"/>
      <text:p text:style-name="P2">Knowledge check Nr<text:span text:style-name="T1">2</text:span></text:p>
      <text:p text:style-name="P10"><text:span text:style-name="T37">1</text:span>.<text:span text:style-name="T1">c</text:span></text:p>
      <text:p text:style-name="P10"><text:span text:style-name="T37">2</text:span>.<text:span text:style-name="T1">b</text:span></text:p>
      <text:p text:style-name="P10"><text:span text:style-name="T37">3</text:span>.<text:span text:style-name="T5">d</text:span></text:p>
      <text:p text:style-name="P10"><text:span text:style-name="T37">4</text:span>.<text:span text:style-name="T1">b</text:span></text:p>
      <text:p text:style-name="P10"><text:span text:style-name="T37">5</text:span>.<text:span text:style-name="T1">d</text:span></text:p>
      <text:p text:style-name="P10"><text:span text:style-name="T37">6</text:span>.<text:span text:style-name="T1">b</text:span></text:p>
      <text:p text:style-name="P10"><text:span text:style-name="T37">7</text:span>.<text:span text:style-name="T1">a</text:span></text:p>
      <text:p text:style-name="P10"><text:span text:style-name="T37">8</text:span>.<text:span text:style-name="T2">b</text:span></text:p>
      <text:p text:style-name="P10"><text:span text:style-name="T37">9</text:span>.<text:span text:style-name="T2">b</text:span></text:p>
      <text:p text:style-name="P10"><text:span text:style-name="T37">10</text:span>.<text:span text:style-name="T2">b</text:span></text:p>
      <text:p text:style-name="P10"><text:span text:style-name="T37">11</text:span>.<text:span text:style-name="T6">c</text:span></text:p>
      <text:p text:style-name="P10"><text:span text:style-name="T37">12</text:span>.<text:span text:style-name="T1">b</text:span></text:p>
      <text:p text:style-name="P10">1<text:span text:style-name="T37">3</text:span>.c</text:p>
      <text:p text:style-name="P10">1<text:span text:style-name="T37">4</text:span>.<text:span text:style-name="T3">a</text:span></text:p>
      <text:p text:style-name="P10">1<text:span text:style-name="T37">5</text:span>.<text:span text:style-name="T1">d</text:span></text:p>
      <text:p text:style-name="P10">1<text:span text:style-name="T37">6</text:span>.<text:span text:style-name="T1">c</text:span></text:p>
      <text:p text:style-name="P10">1<text:span text:style-name="T37">7</text:span>.<text:span text:style-name="T1">b</text:span></text:p>
      <text:p text:style-name="P10">1<text:span text:style-name="T37">8</text:span>.<text:span text:style-name="T1">a</text:span></text:p>
      <text:p text:style-name="P10"><text:span text:style-name="T37">19</text:span>.<text:span text:style-name="T1">cab</text:span></text:p>
      <text:p text:style-name="P15">20.a</text:p>
      <text:p text:style-name="P1"/>
      <text:p text:style-name="P3">Knowledge check Nr<text:span text:style-name="T4">3</text:span></text:p>
      <text:p text:style-name="P17">1.true</text:p>
      <text:p text:style-name="P17">2.false</text:p>
      <text:p text:style-name="P18">3.false</text:p>
      <text:p text:style-name="P18">4.true</text:p>
      <text:p text:style-name="P18">5.true</text:p>
      <text:p text:style-name="P18">6.<text:span text:style-name="T38">d</text:span></text:p>
      <text:p text:style-name="P19">7.<text:span text:style-name="T39">b</text:span></text:p>
      <text:p text:style-name="P20">8.a</text:p>
      <text:p text:style-name="P20">9.true</text:p>
      <text:p text:style-name="P20">10.false</text:p>
      <text:p text:style-name="P20">11.false</text:p>
      <text:p text:style-name="P20">12.true</text:p>
      <text:p text:style-name="P20">13.<text:span text:style-name="T40">ba</text:span></text:p>
      <text:p text:style-name="P16">14.d</text:p>
      <text:p text:style-name="P16"/>
      <text:p text:style-name="P4">Knowledge check Nr<text:span text:style-name="T5">4</text:span></text:p>
      <text:p text:style-name="P4">1.<text:span text:style-name="T8">ba</text:span></text:p>
      <text:p text:style-name="P4">2.<text:span text:style-name="T5">True</text:span></text:p>
      <text:p text:style-name="P4">3.<text:span text:style-name="T5">False</text:span></text:p>
      <text:p text:style-name="P4"><text:soft-page-break/>4.<text:span text:style-name="T5">a</text:span></text:p>
      <text:p text:style-name="P4">5.<text:span text:style-name="T33">c</text:span></text:p>
      <text:p text:style-name="P4">6.<text:span text:style-name="T5">b</text:span></text:p>
      <text:p text:style-name="P4">7.<text:span text:style-name="T7">True</text:span></text:p>
      <text:p text:style-name="P4">8.<text:span text:style-name="T7">False</text:span></text:p>
      <text:p text:style-name="P4">9.<text:span text:style-name="T7">True</text:span></text:p>
      <text:p text:style-name="P4">10.<text:span text:style-name="T7">b</text:span></text:p>
      <text:p text:style-name="P4">11.<text:span text:style-name="T7">c</text:span></text:p>
      <text:p text:style-name="P4">12.<text:span text:style-name="T7">cab</text:span></text:p>
      <text:p text:style-name="P4">13.<text:span text:style-name="T7">bac</text:span></text:p>
      <text:p text:style-name="P4">14.<text:span text:style-name="T7">c</text:span></text:p>
      <text:p text:style-name="P4">15.<text:span text:style-name="T7">b</text:span></text:p>
      <text:p text:style-name="P4">16.<text:span text:style-name="T7">False</text:span></text:p>
      <text:p text:style-name="P4">17.<text:span text:style-name="T7">True</text:span></text:p>
      <text:p text:style-name="P4">18.<text:span text:style-name="T7">False</text:span></text:p>
      <text:p text:style-name="P4">19.<text:span text:style-name="T8">c</text:span></text:p>
      <text:p text:style-name="P4">20.<text:span text:style-name="T8">b</text:span></text:p>
      <text:p text:style-name="P4"/>
      <text:p text:style-name="P5">Knowledge check Nr<text:span text:style-name="T9">5</text:span></text:p>
      <text:p text:style-name="P5">1.<text:span text:style-name="T9">badc</text:span></text:p>
      <text:p text:style-name="P5">2.<text:span text:style-name="T9">False</text:span></text:p>
      <text:p text:style-name="P5">3.<text:span text:style-name="T9">False</text:span></text:p>
      <text:p text:style-name="P5">4.<text:span text:style-name="T11">True</text:span></text:p>
      <text:p text:style-name="P5">5.<text:span text:style-name="T9">True</text:span></text:p>
      <text:p text:style-name="P5">6.<text:span text:style-name="T10">True</text:span></text:p>
      <text:p text:style-name="P5">7.<text:span text:style-name="T10">b</text:span></text:p>
      <text:p text:style-name="P5">8.<text:span text:style-name="T33">a</text:span></text:p>
      <text:p text:style-name="P5">9.<text:span text:style-name="T11">c</text:span></text:p>
      <text:p text:style-name="P5">10.<text:span text:style-name="T11">c</text:span></text:p>
      <text:p text:style-name="P5">11.<text:span text:style-name="T11">False</text:span></text:p>
      <text:p text:style-name="P5">12.<text:span text:style-name="T33">False</text:span></text:p>
      <text:p text:style-name="P5">13.<text:span text:style-name="T11">True</text:span></text:p>
      <text:p text:style-name="P5">14.<text:span text:style-name="T11">False</text:span></text:p>
      <text:p text:style-name="P5">15.<text:span text:style-name="T11">False</text:span></text:p>
      <text:p text:style-name="P5">16.<text:span text:style-name="T11">a</text:span></text:p>
      <text:p text:style-name="P5">17.<text:span text:style-name="T12">b</text:span></text:p>
      <text:p text:style-name="P5">18.<text:span text:style-name="T12">a</text:span></text:p>
      <text:p text:style-name="P5">19.<text:span text:style-name="T12">a</text:span></text:p>
      <text:p text:style-name="P5">20.<text:span text:style-name="T12">b</text:span></text:p>
      <text:p text:style-name="P5"/>
      <text:p text:style-name="P6">Knowledge check Nr<text:span text:style-name="T13">6</text:span></text:p>
      <text:p text:style-name="P6">1.<text:span text:style-name="T13">d</text:span></text:p>
      <text:p text:style-name="P6">2.<text:span text:style-name="T13">d</text:span></text:p>
      <text:p text:style-name="P6">3.<text:span text:style-name="T13">cab</text:span></text:p>
      <text:p text:style-name="P6">4.<text:span text:style-name="T13">False</text:span></text:p>
      <text:p text:style-name="P6">5.<text:span text:style-name="T13">False</text:span></text:p>
      <text:p text:style-name="P6">6.<text:span text:style-name="T13">True</text:span></text:p>
      <text:p text:style-name="P6">7.<text:span text:style-name="T14">b</text:span></text:p>
      <text:p text:style-name="P6">8.<text:span text:style-name="T14">a</text:span></text:p>
      <text:p text:style-name="P6">9.<text:span text:style-name="T14">b</text:span></text:p>
      <text:p text:style-name="P6">10.<text:span text:style-name="T15">d</text:span></text:p>
      <text:p text:style-name="P6">11.<text:span text:style-name="T16">cab</text:span></text:p>
      <text:p text:style-name="P6">12.<text:span text:style-name="T19">True</text:span></text:p>
      <text:p text:style-name="P6">13.<text:span text:style-name="T34">False</text:span></text:p>
      <text:p text:style-name="P6">14.<text:span text:style-name="T17">False</text:span></text:p>
      <text:p text:style-name="P6">15.<text:span text:style-name="T17">True</text:span></text:p>
      <text:p text:style-name="P6">16.<text:span text:style-name="T17">False</text:span></text:p>
      <text:p text:style-name="P6">17.<text:span text:style-name="T34">b</text:span></text:p>
      <text:p text:style-name="P6">18.<text:span text:style-name="T34">31524</text:span></text:p>
      <text:p text:style-name="P6">19.<text:span text:style-name="T18">acb</text:span></text:p>
      <text:p text:style-name="P6">20.<text:span text:style-name="T18">a</text:span></text:p>
      <text:p text:style-name="P6"/>
      <text:p text:style-name="P7">Knowledge check Nr<text:span text:style-name="T20">7</text:span></text:p>
      <text:p text:style-name="P7">1.<text:span text:style-name="T20">d</text:span></text:p>
      <text:p text:style-name="P7">2.<text:span text:style-name="T20">b</text:span></text:p>
      <text:p text:style-name="P7"><text:soft-page-break/>3.<text:span text:style-name="T20">c</text:span></text:p>
      <text:p text:style-name="P7">4.<text:span text:style-name="T20">c</text:span></text:p>
      <text:p text:style-name="P7">5.<text:span text:style-name="T20">c</text:span></text:p>
      <text:p text:style-name="P7">6.<text:span text:style-name="T20">c</text:span></text:p>
      <text:p text:style-name="P7">7.<text:span text:style-name="T20">b</text:span></text:p>
      <text:p text:style-name="P7">8.<text:span text:style-name="T20">d</text:span></text:p>
      <text:p text:style-name="P7">9.<text:span text:style-name="T20">a</text:span></text:p>
      <text:p text:style-name="P7">10.<text:span text:style-name="T20">adbc</text:span></text:p>
      <text:p text:style-name="P7">11.<text:span text:style-name="T21">c</text:span></text:p>
      <text:p text:style-name="P7">12.<text:span text:style-name="T21">a</text:span></text:p>
      <text:p text:style-name="P7">13.<text:span text:style-name="T21">a</text:span></text:p>
      <text:p text:style-name="P7">14.<text:span text:style-name="T21">a</text:span></text:p>
      <text:p text:style-name="P7">15.<text:span text:style-name="T22">d</text:span></text:p>
      <text:p text:style-name="P7">16.<text:span text:style-name="T34">True</text:span></text:p>
      <text:p text:style-name="P7">17.<text:span text:style-name="T34">False</text:span></text:p>
      <text:p text:style-name="P7">18.<text:span text:style-name="T22">True</text:span></text:p>
      <text:p text:style-name="P7">19.<text:span text:style-name="T34">True</text:span></text:p>
      <text:p text:style-name="P7">20.<text:span text:style-name="T34">False</text:span></text:p>
      <text:p text:style-name="P7"/>
      <text:p text:style-name="P8">Knowledge check Nr<text:span text:style-name="T23">8</text:span></text:p>
      <text:p text:style-name="P8">1.<text:span text:style-name="T24">b</text:span></text:p>
      <text:p text:style-name="P8">2.<text:span text:style-name="T24">d</text:span></text:p>
      <text:p text:style-name="P8">3.<text:span text:style-name="T24">KETNV</text:span></text:p>
      <text:p text:style-name="P8">4.<text:span text:style-name="T24">False</text:span></text:p>
      <text:p text:style-name="P8">5.<text:span text:style-name="T24">False</text:span></text:p>
      <text:p text:style-name="P8">6.<text:span text:style-name="T25">True</text:span></text:p>
      <text:p text:style-name="P8">7.<text:span text:style-name="T25">True</text:span></text:p>
      <text:p text:style-name="P8">8.<text:span text:style-name="T25">a</text:span></text:p>
      <text:p text:style-name="P8">9.<text:span text:style-name="T25">c</text:span></text:p>
      <text:p text:style-name="P8">10.<text:span text:style-name="T25">b</text:span></text:p>
      <text:p text:style-name="P8">11.<text:span text:style-name="T25">c</text:span></text:p>
      <text:p text:style-name="P8">12.<text:span text:style-name="T26">d</text:span></text:p>
      <text:p text:style-name="P8">13.<text:span text:style-name="T26">cdab</text:span></text:p>
      <text:p text:style-name="P8">14.<text:span text:style-name="T27">False</text:span></text:p>
      <text:p text:style-name="P8">15.<text:span text:style-name="T27">True</text:span></text:p>
      <text:p text:style-name="P8">16.<text:span text:style-name="T27">False</text:span></text:p>
      <text:p text:style-name="P8">17.<text:span text:style-name="T34">False</text:span></text:p>
      <text:p text:style-name="P8">18.<text:span text:style-name="T28">b</text:span></text:p>
      <text:p text:style-name="P8">19.<text:span text:style-name="T28">a</text:span></text:p>
      <text:p text:style-name="P8">20.<text:span text:style-name="T28">b</text:span></text:p>
      <text:p text:style-name="P8"/>
      <text:p text:style-name="P9">Knowledge check Nr<text:span text:style-name="T29">9</text:span></text:p>
      <text:p text:style-name="P9">1.<text:span text:style-name="T29">dacb</text:span></text:p>
      <text:p text:style-name="P9">2.<text:span text:style-name="T29">False</text:span></text:p>
      <text:p text:style-name="P9">3.<text:span text:style-name="T29">True</text:span></text:p>
      <text:p text:style-name="P9">4.<text:span text:style-name="T29">False</text:span></text:p>
      <text:p text:style-name="P9">5.<text:span text:style-name="T29">False</text:span></text:p>
      <text:p text:style-name="P9">6.<text:span text:style-name="T29">True</text:span></text:p>
      <text:p text:style-name="P9">7.<text:span text:style-name="T29">a</text:span></text:p>
      <text:p text:style-name="P9">8.<text:span text:style-name="T29">b</text:span></text:p>
      <text:p text:style-name="P9">9.<text:span text:style-name="T30">d</text:span></text:p>
      <text:p text:style-name="P9">10.<text:span text:style-name="T29">a</text:span></text:p>
      <text:p text:style-name="P9">11.<text:span text:style-name="T31">bcead</text:span></text:p>
      <text:p text:style-name="P9">12.<text:span text:style-name="T31">False</text:span></text:p>
      <text:p text:style-name="P9">13.<text:span text:style-name="T31">False</text:span></text:p>
      <text:p text:style-name="P9">14.<text:span text:style-name="T31">False</text:span></text:p>
      <text:p text:style-name="P9">15.<text:span text:style-name="T32">True</text:span></text:p>
      <text:p text:style-name="P9">16.<text:span text:style-name="T31">True</text:span></text:p>
      <text:p text:style-name="P9">17.<text:span text:style-name="T32">d</text:span></text:p>
      <text:p text:style-name="P9">18.<text:span text:style-name="T32">a</text:span></text:p>
      <text:p text:style-name="P9">19.<text:span text:style-name="T32">a</text:span></text:p>
      <text:p text:style-name="P9">20.<text:span text:style-name="T34">d</text:span></text:p>
      <text:p text:style-name="P9"/>
      <text:p text:style-name="P13">Knowledge check Nr10</text:p>
      <text:p text:style-name="P21">1<text:span text:style-name="T36">.d</text:span></text:p>
      <text:p text:style-name="P21"><text:soft-page-break/>2.b</text:p>
      <text:p text:style-name="P21">3.<text:span text:style-name="T41">d</text:span></text:p>
      <text:p text:style-name="P21">4.cefbda</text:p>
      <text:p text:style-name="P21">5.<text:span text:style-name="T41">c</text:span></text:p>
      <text:p text:style-name="P21">6.<text:span text:style-name="T42">a</text:span></text:p>
      <text:p text:style-name="P21">7.<text:span text:style-name="T42">c</text:span></text:p>
      <text:p text:style-name="P21">8.<text:span text:style-name="T42">c</text:span></text:p>
      <text:p text:style-name="P21">9.a</text:p>
      <text:p text:style-name="P21">1<text:span text:style-name="T36">0.</text:span>d</text:p>
      <text:p text:style-name="P21">11.a</text:p>
      <text:p text:style-name="P21">12.feagbcd</text:p>
      <text:p text:style-name="P21">13.<text:span text:style-name="T42">a</text:span></text:p>
      <text:p text:style-name="P16">14.ecadb</text:p>
      <text:p text:style-name="Preformatted_20_Text"/>
      <text:p text:style-name="P12"/>
      <text:p text:style-name="P12"/>
      <text:p text:style-name="P12"><text:span text:style-name="T34">K</text:span>nowledge check Nr1<text:span text:style-name="T35">1</text:span></text:p>
      <text:p text:style-name="Preformatted_20_Text">1.<text:span text:style-name="T43">b</text:span></text:p>
      <text:p text:style-name="Preformatted_20_Text">2.<text:span text:style-name="T43">d</text:span></text:p>
      <text:p text:style-name="Preformatted_20_Text">3.edfbac</text:p>
      <text:p text:style-name="Preformatted_20_Text">4.c</text:p>
      <text:p text:style-name="Preformatted_20_Text">5.<text:span text:style-name="T43">a</text:span></text:p>
      <text:p text:style-name="Preformatted_20_Text">6.<text:span text:style-name="T43">c</text:span></text:p>
      <text:p text:style-name="Preformatted_20_Text">7.bafecd</text:p>
      <text:p text:style-name="Preformatted_20_Text">8.<text:span text:style-name="T43">e</text:span></text:p>
      <text:p text:style-name="Preformatted_20_Text">9.<text:span text:style-name="T43">b</text:span></text:p>
      <text:p text:style-name="Preformatted_20_Text">1<text:span text:style-name="T35">0</text:span>.<text:span text:style-name="T43">d</text:span></text:p>
      <text:p text:style-name="Preformatted_20_Text">11.<text:span text:style-name="T43">a</text:span></text:p>
      <text:p text:style-name="Preformatted_20_Text">12.<text:span text:style-name="T43">c</text:span></text:p>
      <text:p text:style-name="Preformatted_20_Text">13.<text:span text:style-name="T43">d</text:span></text:p>
      <text:p text:style-name="Preformatted_20_Text">14.<text:span text:style-name="T43">e</text:span></text:p>
      <text:p text:style-name="Preformatted_20_Text">15.<text:span text:style-name="T43">f</text:span></text:p>
      <text:p text:style-name="Preformatted_20_Text">16.<text:span text:style-name="T43">a</text:span></text:p>
      <text:p text:style-name="P9"/>
      <text:p text:style-name="P9"/>
      <text:p text:style-name="P11"><text:span text:style-name="T34">K</text:span>nowledge check Nr12</text:p>
      <text:p text:style-name="P11">1.a<text:line-break/>2.c<text:line-break/>3.c<text:line-break/>4.gefabdc<text:line-break/>5.true<text:line-break/>6.true<text:line-break/>7.bac<text:line-break/>8.false<text:line-break/>9.false<text:line-break/>1<text:span text:style-name="T35">0.</text:span>true<text:line-break/>11.b<text:line-break/>12.fadceb<text:line-break/>13.true<text:line-break/>14.false<text:line-break/>15.true<text:line-break/>16.c<text:line-break/>17.a<text:line-break/>18.d<text:line-break/>19.c<text:line-break/>20.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645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5T10:54:16.903887406</dc:date>
    <meta:generator>LibreOffice/4.2.7.2$Linux_x86 LibreOffice_project/420m0$Build-2</meta:generator>
    <meta:editing-duration>PT6H30M26S</meta:editing-duration>
    <meta:editing-cycles>20</meta:editing-cycles>
    <meta:document-statistic meta:table-count="0" meta:image-count="0" meta:object-count="0" meta:page-count="4" meta:paragraph-count="217" meta:word-count="260" meta:character-count="1401" meta:non-whitespace-character-count="1358"/>
  </office:meta>
</office:document-meta>
</file>